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3.261cm"/>
    </style:style>
    <style:style style:name="Tableau1.B" style:family="table-column">
      <style:table-column-properties style:column-width="13.739cm"/>
    </style:style>
    <style:style style:name="Tableau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au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au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au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au1.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au1.B11"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able_20_Contents">
      <style:paragraph-properties fo:margin-top="0cm" fo:margin-bottom="0.499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text-properties officeooo:paragraph-rsid="00072b0c"/>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1"/>
    <style:style style:name="T1" style:family="text">
      <style:text-properties fo:font-weight="bold"/>
    </style:style>
    <style:style style:name="T2" style:family="text">
      <style:text-properties officeooo:rsid="00072b0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nuel Technique : Gestionnaire de Mots de Passe</text:h>
      <text:h text:style-name="Heading_20_2" text:outline-level="2">1.0 Introduction</text:h>
      <text:p text:style-name="Text_20_body">Ce document fournit une analyse technique complète de l'application de gestion de mots de passe. Son objectif est de détailler l'architecture logicielle, les composants clés et les flux de données afin de faciliter la maintenance corrective et l'évolution future du système. L'application a pour fonctionnalité principale le stockage sécurisé des informations d'identification (sites, identifiants, mots de passe) pour un ou plusieurs utilisateurs, en chiffrant les données sensibles à l'aide d'un mot de passe maître unique par utilisateur.</text:p>
      <text:p text:style-name="Text_20_body">Pour une compréhension exhaustive, ce manuel est structuré en plusieurs sections. Nous commencerons par une vue d'ensemble de l'<text:span text:style-name="T1">Architecture Globale</text:span>, suivie d'une analyse des <text:span text:style-name="T1">Dépendances et de la Configuration</text:span>. Ensuite, une <text:span text:style-name="T1">Analyse Détaillée des Modules</text:span> décomposera chaque composant logiciel. Enfin, la section <text:span text:style-name="T1">Flux de Données et Processus Clés</text:span> illustrera comment ces modules collaborent pour réaliser les opérations critiques.</text:p>
      <text:p text:style-name="Text_20_body">Cette structure a été conçue pour offrir une vision progressive, partant de la conception générale pour aboutir aux détails d'implémentation les plus fins, en commençant par la vue d'ensemble de l'architecture de l'application.</text:p>
      <text:h text:style-name="Heading_20_2" text:outline-level="2">2.0 Architecture Globale</text:h>
      <text:p text:style-name="Text_20_body">L'efficacité et la maintenabilité de l'application reposent sur une architecture modulaire claire. Cette approche structure le code en composants distincts, chacun ayant une responsabilité unique et bien définie. Une telle séparation des préoccupations simplifie les mises à jour, le débogage et l'ajout de nouvelles fonctionnalités, car les modifications apportées à un module ont un impact minimal sur les autres.</text:p>
      <text:p text:style-name="Text_20_body">L'application est organisée autour des quatre modules principaux suivants :</text:p>
      <text:list text:style-name="L1">
        <text:list-item>
          <text:p text:style-name="P1"><text:span text:style-name="T1">Interface Utilisateur (Application principale) :</text:span> Ce module constitue le point d'entrée et le cœur interactif de l'application. Développé avec la bibliothèque <text:span text:style-name="Source_20_Text">tkinter</text:span>, il est responsable de la gestion de toutes les fenêtres graphiques (connexion, création d'utilisateur, gestionnaire principal), de la capture des entrées utilisateur et de l'orchestration des appels aux autres modules pour exécuter les actions demandées.</text:p>
        </text:list-item>
        <text:list-item>
          <text:p text:style-name="P1"><text:span text:style-name="T1">Gestion de la Base de Données (</text:span><text:span text:style-name="Source_20_Text"><text:span text:style-name="T1">database.py</text:span></text:span><text:span text:style-name="T1">) :</text:span> Ce module est la couche de persistance des données. Il utilise une base de données SQLite pour stocker de manière structurée et durable toutes les informations, notamment les profils utilisateurs (identifiant, hash du mot de passe maître) et les entrées de mots de passe chiffrés. Il abstrait toutes les opérations SQL du reste de l'application.</text:p>
        </text:list-item>
        <text:list-item>
          <text:p text:style-name="P1"><text:span text:style-name="T1">Services Cryptographiques (</text:span><text:span text:style-name="Source_20_Text"><text:span text:style-name="T1">crypto_utils.py</text:span></text:span><text:span text:style-name="T1">) :</text:span> La sécurité des données sensibles est entièrement déléguée à ce module. Il implémente les fonctions de chiffrement et de déchiffrement des mots de passe en utilisant un algorithme de chiffrement symétrique. La <text:soft-page-break/>clé de chiffrement est dérivée de manière déterministe à partir du mot de passe maître de l'utilisateur.</text:p>
        </text:list-item>
        <text:list-item>
          <text:p text:style-name="P2"><text:span text:style-name="T1">Politique des Mots de Passe (</text:span><text:span text:style-name="Source_20_Text"><text:span text:style-name="T1">pswd.py</text:span></text:span><text:span text:style-name="T1">) :</text:span> Ce module agit comme un garant de la robustesse des mots de passe. Il fournit des services pour valider la force des mots de passe saisis par l'utilisateur selon des critères de complexité prédéfinis et pour générer de nouveaux mots de passe aléatoires et sécurisés.</text:p>
        </text:list-item>
      </text:list>
      <text:p text:style-name="Text_20_body">Ces choix de modularisation répondent à des objectifs de conception précis. Isoler la logique cryptographique dans <text:span text:style-name="Source_20_Text">crypto_utils.py</text:span> permet, par exemple, de faire évoluer ou de remplacer l'algorithme de chiffrement à l'avenir avec un impact minimal sur l'interface utilisateur ou la logique de la base de données. De même, le choix de SQLite via le module <text:span text:style-name="Source_20_Text">database.py</text:span> est particulièrement adapté à une application de bureau de ce type : il s'agit d'une solution sans serveur, basée sur un simple fichier, qui ne nécessite aucune configuration complexe pour l'utilisateur final tout en offrant les garanties transactionnelles d'un SGBD SQL.</text:p>
      <text:p text:style-name="Text_20_body">Ces modules interagissent de manière hiérarchique. L'interface utilisateur est le composant de plus haut niveau ; il ne manipule jamais directement la base de données ou les algorithmes de chiffrement. Au lieu de cela, il fait appel aux services exposés par les modules <text:span text:style-name="Source_20_Text">database.py</text:span>, <text:span text:style-name="Source_20_Text">crypto_utils.py</text:span> et <text:span text:style-name="Source_20_Text">pswd.py</text:span> pour accomplir des tâches telles que l'authentification d'un utilisateur, le stockage d'un nouveau mot de passe ou la vérification de sa complexité. Pour fonctionner correctement, cette architecture s'appuie sur un ensemble de dépendances techniques spécifiques.</text:p>
      <text:h text:style-name="Heading_20_2" text:outline-level="2">3.0 Dépendances et Configuration</text:h>
      <text:p text:style-name="Text_20_body">Cette section détaille les prérequis techniques, incluant les bibliothèques Python et les fichiers de configuration, nécessaires au bon fonctionnement de l'application.</text:p>
      <table:table table:name="Tableau1" table:style-name="Tableau1">
        <table:table-column table:style-name="Tableau1.A"/>
        <table:table-column table:style-name="Tableau1.B"/>
        <table:table-row>
          <table:table-cell table:style-name="Tableau1.A1" office:value-type="string">
            <text:p text:style-name="P3">Dépendance</text:p>
          </table:table-cell>
          <table:table-cell table:style-name="Tableau1.B1" office:value-type="string">
            <text:p text:style-name="P3">Description</text:p>
          </table:table-cell>
        </table:table-row>
        <table:table-row>
          <table:table-cell table:style-name="Tableau1.A2" office:value-type="string">
            <text:p text:style-name="P3"><text:span text:style-name="Source_20_Text">cryptography</text:span></text:p>
          </table:table-cell>
          <table:table-cell table:style-name="Tableau1.B2" office:value-type="string">
            <text:p text:style-name="P3">Utilisée pour le chiffrement symétrique authentifié via l'implémentation de <text:span text:style-name="Source_20_Text">Fernet</text:span>.</text:p>
          </table:table-cell>
        </table:table-row>
        <table:table-row>
          <table:table-cell table:style-name="Tableau1.A2" office:value-type="string">
            <text:p text:style-name="P3"><text:span text:style-name="Source_20_Text">tkinter</text:span></text:p>
          </table:table-cell>
          <table:table-cell table:style-name="Tableau1.B2" office:value-type="string">
            <text:p text:style-name="P3">Fournit l'ensemble des outils pour la construction de l'interface utilisateur graphique.</text:p>
          </table:table-cell>
        </table:table-row>
        <table:table-row>
          <table:table-cell table:style-name="Tableau1.A2" office:value-type="string">
            <text:p text:style-name="P3"><text:span text:style-name="Source_20_Text">sqlite3</text:span></text:p>
          </table:table-cell>
          <table:table-cell table:style-name="Tableau1.B2" office:value-type="string">
            <text:p text:style-name="P3">Permet l'interaction avec la base de données SQLite pour la persistance des données.</text:p>
          </table:table-cell>
        </table:table-row>
        <table:table-row>
          <table:table-cell table:style-name="Tableau1.A2" office:value-type="string">
            <text:p text:style-name="P3"><text:span text:style-name="Source_20_Text">hashlib</text:span></text:p>
          </table:table-cell>
          <table:table-cell table:style-name="Tableau1.B2" office:value-type="string">
            <text:p text:style-name="P3">Utilisé pour le hachage sécurisé (SHA-256) des mots de passe maîtres avant leur stockage.</text:p>
          </table:table-cell>
        </table:table-row>
        <table:table-row>
          <table:table-cell table:style-name="Tableau1.A2" office:value-type="string">
            <text:p text:style-name="P3"><text:span text:style-name="Source_20_Text">webbrowser</text:span></text:p>
          </table:table-cell>
          <table:table-cell table:style-name="Tableau1.B2" office:value-type="string">
            <text:p text:style-name="P3">Permet d'ouvrir une URL dans le navigateur par défaut de l'utilisateur (fonction <text:span text:style-name="Source_20_Text">ouvrir_site()</text:span>).</text:p>
          </table:table-cell>
        </table:table-row>
        <table:table-row>
          <table:table-cell table:style-name="Tableau1.A2" office:value-type="string">
            <text:p text:style-name="P3"><text:span text:style-name="Source_20_Text">os</text:span></text:p>
          </table:table-cell>
          <table:table-cell table:style-name="Tableau1.B2" office:value-type="string">
            <text:p text:style-name="P3">Utilisé principalement pour vérifier l'existence de fichiers (<text:span text:style-name="Source_20_Text">os.path.exists</text:span>), comme <text:span text:style-name="Source_20_Text">communmdp.txt</text:span>.</text:p>
          </table:table-cell>
        </table:table-row>
        <text:soft-page-break/>
        <table:table-row>
          <table:table-cell table:style-name="Tableau1.A2" office:value-type="string">
            <text:p text:style-name="P3"><text:span text:style-name="Source_20_Text">random</text:span></text:p>
          </table:table-cell>
          <table:table-cell table:style-name="Tableau1.B2" office:value-type="string">
            <text:p text:style-name="P3">Essentiel pour la génération de mots de passe aléatoires (<text:span text:style-name="Source_20_Text">random.choice</text:span>, <text:span text:style-name="Source_20_Text">random.shuffle</text:span>).</text:p>
          </table:table-cell>
        </table:table-row>
        <table:table-row>
          <table:table-cell table:style-name="Tableau1.A2" office:value-type="string">
            <text:p text:style-name="P3"><text:span text:style-name="Source_20_Text">string</text:span></text:p>
          </table:table-cell>
          <table:table-cell table:style-name="Tableau1.B2" office:value-type="string">
            <text:p text:style-name="P3">Fournit des constantes de chaînes de caractères (<text:span text:style-name="Source_20_Text">ascii_letters</text:span>, <text:span text:style-name="Source_20_Text">digits</text:span>, <text:span text:style-name="Source_20_Text">punctuation</text:span>) pour la génération de mots de passe.</text:p>
          </table:table-cell>
        </table:table-row>
        <table:table-row>
          <table:table-cell table:style-name="Tableau1.A2" office:value-type="string">
            <text:p text:style-name="P3"><text:span text:style-name="Source_20_Text">base64</text:span></text:p>
          </table:table-cell>
          <table:table-cell table:style-name="Tableau1.B2" office:value-type="string">
            <text:p text:style-name="P3">Utilisé pour encoder le hash du mot de passe maître dans un format compatible avec la clé <text:span text:style-name="Source_20_Text">Fernet</text:span>.</text:p>
          </table:table-cell>
        </table:table-row>
        <table:table-row>
          <table:table-cell table:style-name="Tableau1.A11" office:value-type="string">
            <text:p text:style-name="P3"><text:span text:style-name="Source_20_Text">pathlib</text:span></text:p>
          </table:table-cell>
          <table:table-cell table:style-name="Tableau1.B11" office:value-type="string">
            <text:p text:style-name="P3">Permet de gérer les chemins de fichiers de manière orientée objet et multi-plateforme (<text:span text:style-name="Source_20_Text">password_manager.db</text:span>).</text:p>
          </table:table-cell>
        </table:table-row>
      </table:table>
      <text:h text:style-name="Heading_20_3" text:outline-level="3">Fichiers de Configuration et de Données</text:h>
      <text:p text:style-name="Text_20_body">Outre les bibliothèques, l'application dépend de deux fichiers externes pour son fonctionnement :</text:p>
      <text:list text:style-name="L2">
        <text:list-item>
          <text:p text:style-name="P4"><text:span text:style-name="Source_20_Text">password_manager.db</text:span> : Il s'agit de la base de données SQLite qui contient l'intégralité des données de l'application. Elle stocke la table des utilisateurs (<text:span text:style-name="Source_20_Text">users</text:span>) et la table des mots de passe chiffrés (<text:span text:style-name="Source_20_Text">passwords</text:span>). Ce fichier est créé automatiquement s'il n'existe pas au premier lancement.</text:p>
        </text:list-item>
        <text:list-item>
          <text:p text:style-name="P5"><text:span text:style-name="Source_20_Text">communmdp.txt</text:span> : Un fichier texte contenant une liste de mots de passe courants, un par ligne. Le module <text:span text:style-name="Source_20_Text">pswd.py</text:span> charge ce fichier au démarrage et utilise cette liste pour empêcher les utilisateurs de choisir des mots de passe connus pour leur faible sécurité.</text:p>
        </text:list-item>
      </text:list>
      <text:p text:style-name="Text_20_body">L'analyse suivante se penche sur l'implémentation technique de chacun des modules architecturaux.</text:p>
      <text:h text:style-name="Heading_20_2" text:outline-level="2">4.0 Analyse Détaillée des Modules</text:h>
      <text:p text:style-name="Text_20_body">Cette section examine en profondeur l'implémentation de chaque module, en analysant ses responsabilités, ses fonctions clés et les algorithmes mis en œuvre.</text:p>
      <text:h text:style-name="Heading_20_3" text:outline-level="3">4.1 Module d'Interface Utilisateur (<text:span text:style-name="T2">gui.py</text:span>)</text:h>
      <text:p text:style-name="Text_20_body">Ce module est le point d'entrée de l'application et gère l'ensemble de l'expérience utilisateur. Il est construit à l'aide de la bibliothèque <text:span text:style-name="Source_20_Text">tkinter</text:span> et est responsable de l'affichage des fenêtres, du traitement des événements (clics de bouton, saisie de texte) et de l'orchestration des opérations en faisant appel aux autres modules.</text:p>
      <text:h text:style-name="Heading_20_4" text:outline-level="4">Interface de Connexion (<text:span text:style-name="Source_20_Text">root</text:span>)</text:h>
      <text:p text:style-name="Text_20_body">Il s'agit de la première fenêtre affichée au lancement.</text:p>
      <text:list text:style-name="L3">
        <text:list-item>
          <text:p text:style-name="P6"><text:span text:style-name="T1">Listage des utilisateurs :</text:span> Au démarrage, la fonction <text:span text:style-name="Source_20_Text">lister_utilisateurs()</text:span> du module de base de données est appelée pour peupler une <text:span text:style-name="Source_20_Text">Listbox</text:span> avec les noms des utilisateurs existants.</text:p>
        </text:list-item>
        <text:list-item>
          <text:p text:style-name="P7"><text:span text:style-name="T1">Processus de connexion :</text:span> L'action est déclenchée par la fonction <text:span text:style-name="Source_20_Text">connexion()</text:span>. Elle récupère le nom d'utilisateur sélectionné et le mot de passe maître saisi. Le mot de passe saisi est haché via la fonction locale <text:span text:style-name="Source_20_Text">hash_mdp()</text:span> (qui utilise <text:span text:style-name="Source_20_Text">hashlib.sha256</text:span>), puis comparé au hash stocké, récupéré via <text:span text:style-name="Source_20_Text">get_utilisateur()</text:span>. En cas de succès, la fenêtre <text:soft-page-break/>du gestionnaire est ouverte. Il est important de noter que le module applicatif principal utilise sa propre fonction locale <text:span text:style-name="Source_20_Text">hash_mdp()</text:span>. Le module <text:span text:style-name="Source_20_Text">pswd.py</text:span> contient une fonction au nom similaire, <text:span text:style-name="Source_20_Text">hash_mot_de_passe</text:span>, qui n'est pas utilisée dans le flux actuel de l'application. Cette distinction est cruciale pour la maintenance future.</text:p>
        </text:list-item>
      </text:list>
      <text:h text:style-name="Heading_20_4" text:outline-level="4">Fenêtre de Création d'Utilisateur (<text:span text:style-name="Source_20_Text">creer_nouvel_utilisateur</text:span>)</text:h>
      <text:p text:style-name="Text_20_body">Cette fenêtre modale permet d'ajouter un nouvel utilisateur au système.</text:p>
      <text:list text:style-name="L4">
        <text:list-item>
          <text:p text:style-name="P8"><text:span text:style-name="T1">Collecte des informations :</text:span> Elle utilise des widgets <text:span text:style-name="Source_20_Text">Entry</text:span> pour recueillir un nouveau nom d'utilisateur et un mot de passe maître.</text:p>
        </text:list-item>
        <text:list-item>
          <text:p text:style-name="P9"><text:span text:style-name="T1">Hachage et stockage :</text:span> Lors de la validation, le mot de passe maître est haché avec <text:span text:style-name="Source_20_Text">hash_mdp()</text:span>. La fonction <text:span text:style-name="Source_20_Text">creer_utilisateur()</text:span> du module de base de données est ensuite appelée pour enregistrer le nouvel utilisateur et son hash dans la base de données.</text:p>
        </text:list-item>
      </text:list>
      <text:h text:style-name="Heading_20_4" text:outline-level="4">Fenêtre du Gestionnaire (<text:span text:style-name="Source_20_Text">ouvrir_gestionnnaire</text:span>)</text:h>
      <text:p text:style-name="Text_20_body">Cette fenêtre est le cœur fonctionnel de l'application. Elle s'ouvre après une connexion réussie et expose plusieurs fonctionnalités :</text:p>
      <text:list text:style-name="L5">
        <text:list-item>
          <text:p text:style-name="P10"><text:span text:style-name="T1">Affichage et recherche :</text:span> La fonction <text:span text:style-name="Source_20_Text">charger_liste()</text:span> est responsable de peupler la <text:span text:style-name="Source_20_Text">Listbox</text:span> principale. Elle appelle <text:span text:style-name="Source_20_Text">lister_mots_de_passe()</text:span> avec un filtre de recherche optionnel. Pour un affichage concis, la fonction utilitaire <text:span text:style-name="Source_20_Text">raccourcir_site()</text:span> tronque les URLs trop longues.</text:p>
        </text:list-item>
        <text:list-item>
          <text:p text:style-name="P10"><text:span text:style-name="T1">Ajout d'une entrée :</text:span> La fonction <text:span text:style-name="Source_20_Text">ajouter_entry()</text:span> orchestre l'ajout d'un nouveau couple identifiant/mot de passe. Elle valide d'abord la robustesse du mot de passe avec <text:span text:style-name="Source_20_Text">pswd.verifier_mot_de_passe()</text:span>, puis le chiffre avec <text:span text:style-name="Source_20_Text">chiffrer()</text:span> avant de le persister via <text:span text:style-name="Source_20_Text">ajouter_mot_de_passe()</text:span>.</text:p>
        </text:list-item>
        <text:list-item>
          <text:p text:style-name="P10"><text:span text:style-name="T1">Suppression d'une entrée :</text:span> La fonction <text:span text:style-name="Source_20_Text">supprimer_entry()</text:span> identifie l'ID unique (<text:span text:style-name="Source_20_Text">pwd_id</text:span>) de l'entrée sélectionnée dans la <text:span text:style-name="Source_20_Text">Listbox</text:span> et invoque <text:span text:style-name="Source_20_Text">supprimer_mot_de_passe()</text:span> pour la retirer de la base de données.</text:p>
        </text:list-item>
        <text:list-item>
          <text:p text:style-name="P10"><text:span text:style-name="T1">Copie du mot de passe :</text:span> <text:span text:style-name="Source_20_Text">copier_mdp()</text:span> récupère l'entrée sélectionnée, déchiffre le mot de passe stocké à l'aide de la fonction <text:span text:style-name="Source_20_Text">dechiffrer()</text:span> et du mot de passe maître de la session, puis l'ajoute au presse-papiers du système.</text:p>
        </text:list-item>
        <text:list-item>
          <text:p text:style-name="P11"><text:span text:style-name="T1">Génération de mot de passe :</text:span> La fonction <text:span text:style-name="Source_20_Text">generer_mdp()</text:span> utilise <text:span text:style-name="Source_20_Text">pswd.generer_mot_de_passe()</text:span> pour créer un mot de passe robuste. Elle s'assure en boucle que le mot de passe généré n'existe pas déjà pour l'utilisateur courant en appelant </text:p>
        </text:list-item>
        <text:list-item>
          <text:p text:style-name="P11"><text:span text:style-name="Source_20_Text">mot_de_passe_existe()</text:span>, garantissant ainsi l'unicité.</text:p>
        </text:list-item>
      </text:list>
      <text:h text:style-name="Heading_20_3" text:outline-level="3"/>
      <text:p text:style-name="Text_20_body"/>
      <text:p text:style-name="Text_20_body"/>
      <text:h text:style-name="Heading_20_3" text:outline-level="3"><text:soft-page-break/>4.2 Module de Base de Données (<text:span text:style-name="Source_20_Text">database.py</text:span>)</text:h>
      <text:p text:style-name="Text_20_body">Ce module encapsule toutes les interactions avec la base de données SQLite, servant de couche de persistance des données. Il garantit que le reste de l'application n'a pas besoin de connaître le langage SQL ou la structure interne des tables.</text:p>
      <text:h text:style-name="Heading_20_4" text:outline-level="4">Schéma de la Base de Données</text:h>
      <text:p text:style-name="Text_20_body">La base de données <text:span text:style-name="Source_20_Text">password_manager.db</text:span> contient deux tables :</text:p>
      <text:p text:style-name="Text_20_body"><text:span text:style-name="T1">Table </text:span><text:span text:style-name="Source_20_Text"><text:span text:style-name="T1">users</text:span></text:span> | Nom | Type | Description | | :--- | :--- | :--- | | <text:span text:style-name="Source_20_Text">id</text:span> | <text:span text:style-name="Source_20_Text">INTEGER PRIMARY KEY</text:span> | Identifiant numérique unique pour chaque utilisateur. | | <text:span text:style-name="Source_20_Text">username</text:span> | <text:span text:style-name="Source_20_Text">TEXT UNIQUE NOT NULL</text:span> | Nom d'utilisateur unique. | | <text:span text:style-name="Source_20_Text">master_hash</text:span> | <text:span text:style-name="Source_20_Text">TEXT NOT NULL</text:span> | Hash SHA-256 du mot de passe maître de l'utilisateur. |</text:p>
      <text:p text:style-name="Text_20_body"><text:span text:style-name="T1">Table </text:span><text:span text:style-name="Source_20_Text"><text:span text:style-name="T1">passwords</text:span></text:span> | Nom | Type | Description | | :--- | :--- | :--- | | <text:span text:style-name="Source_20_Text">id</text:span> | <text:span text:style-name="Source_20_Text">INTEGER PRIMARY KEY</text:span> | Identifiant numérique unique pour chaque entrée de mot de passe. | | <text:span text:style-name="Source_20_Text">user_id</text:span> | <text:span text:style-name="Source_20_Text">INTEGER NOT NULL</text:span> | Clé étrangère liant l'entrée à un utilisateur dans la table <text:span text:style-name="Source_20_Text">users</text:span>. | | <text:span text:style-name="Source_20_Text">site</text:span> | <text:span text:style-name="Source_20_Text">TEXT NOT NULL</text:span> | L'URL ou le nom du service associé. | | <text:span text:style-name="Source_20_Text">identifiant</text:span> | <text:span text:style-name="Source_20_Text">TEXT NOT NULL</text:span> | Le nom d'utilisateur ou l'email pour le service. | | <text:span text:style-name="Source_20_Text">password_chiffre</text:span> | <text:span text:style-name="Source_20_Text">TEXT NOT NULL</text:span> | Le mot de passe chiffré. |</text:p>
      <text:h text:style-name="Heading_20_4" text:outline-level="4">Fonctions d'Accès aux Données</text:h>
      <text:list text:style-name="L6">
        <text:list-item>
          <text:p text:style-name="P12"><text:span text:style-name="Source_20_Text">init_db()</text:span>: Exécute les requêtes <text:span text:style-name="Source_20_Text">CREATE TABLE IF NOT EXISTS</text:span> pour s'assurer que le schéma de la base de données est prêt à l'emploi.</text:p>
        </text:list-item>
        <text:list-item>
          <text:p text:style-name="P12"><text:span text:style-name="Source_20_Text">creer_utilisateur(username, master_hash)</text:span>: Exécute une requête <text:span text:style-name="Source_20_Text">INSERT INTO users</text:span> pour ajouter un nouvel utilisateur.</text:p>
        </text:list-item>
        <text:list-item>
          <text:p text:style-name="P12"><text:span text:style-name="Source_20_Text">get_utilisateur(username)</text:span>: Exécute <text:span text:style-name="Source_20_Text">SELECT id, master_hash FROM users WHERE username = ?</text:span> pour récupérer les informations d'un utilisateur.</text:p>
        </text:list-item>
        <text:list-item>
          <text:p text:style-name="P12"><text:span text:style-name="Source_20_Text">lister_mots_de_passe(user_id, filtre)</text:span>: Récupère toutes les entrées d'un utilisateur, avec un filtre <text:span text:style-name="Source_20_Text">LIKE</text:span> qui recherche la sous-chaîne fournie n'importe où dans le nom du site (<text:span text:style-name="Source_20_Text">%filtre%</text:span>), via la requête <text:span text:style-name="Source_20_Text">SELECT ... FROM passwords WHERE user_id = ? AND site LIKE ?</text:span>.</text:p>
        </text:list-item>
        <text:list-item>
          <text:p text:style-name="P12"><text:span text:style-name="Source_20_Text">ajouter_mot_de_passe(...)</text:span>: Insère une nouvelle entrée dans la table <text:span text:style-name="Source_20_Text">passwords</text:span> avec une requête <text:span text:style-name="Source_20_Text">INSERT</text:span>.</text:p>
        </text:list-item>
        <text:list-item>
          <text:p text:style-name="P13"><text:span text:style-name="Source_20_Text">supprimer_mot_de_passe(password_id)</text:span>: Exécute <text:span text:style-name="Source_20_Text">DELETE FROM passwords WHERE id = ?</text:span>.</text:p>
        </text:list-item>
      </text:list>
      <text:p text:style-name="Text_20_body">Toutes les fonctions qui manipulent des données variables utilisent des requêtes paramétrées (avec des <text:span text:style-name="Source_20_Text">?</text:span>), ce qui constitue une protection essentielle contre les attaques par injection SQL.</text:p>
      <text:h text:style-name="Heading_20_3" text:outline-level="3"/>
      <text:p text:style-name="Text_20_body"/>
      <text:h text:style-name="Heading_20_3" text:outline-level="3"><text:soft-page-break/>4.3 Module de Cryptographie (<text:span text:style-name="Source_20_Text">crypto_utils.py</text:span>)</text:h>
      <text:p text:style-name="Text_20_body">La confidentialité des mots de passe des utilisateurs repose entièrement sur ce module. Il met en œuvre un chiffrement symétrique robuste où la clé de chiffrement est directement dérivée du mot de passe maître de l'utilisateur.</text:p>
      <text:p text:style-name="Text_20_body">Le processus cryptographique se décompose en deux étapes fondamentales :</text:p>
      <text:list text:style-name="L7">
        <text:list-item>
          <text:p text:style-name="P14"><text:span text:style-name="T1">Génération de la clé (</text:span><text:span text:style-name="Source_20_Text"><text:span text:style-name="T1">generer_cle</text:span></text:span><text:span text:style-name="T1">) :</text:span> La clé de chiffrement n'est jamais stockée. Elle est régénérée à la volée à chaque fois qu'une opération de chiffrement ou de déchiffrement est nécessaire. Ce processus utilise SHA-256 comme une fonction de dérivation de clé (KDF) primitive pour transformer un mot de passe de longueur variable en une clé de longueur fixe adaptée à l'algorithme cryptographique. Le processus est déterministe et suit des étapes précises :</text:p>
          <text:list>
            <text:list-item>
              <text:p text:style-name="P14">Le mot de passe maître (une chaîne de caractères) est d'abord encodé en une séquence de bytes.</text:p>
            </text:list-item>
            <text:list-item>
              <text:p text:style-name="P14">Cette séquence est ensuite hachée à l'aide de l'algorithme <text:span text:style-name="Source_20_Text">SHA-256</text:span>. La fonction <text:span text:style-name="Source_20_Text">.digest()</text:span> est utilisée pour obtenir un hash binaire brut.</text:p>
            </text:list-item>
            <text:list-item>
              <text:p text:style-name="P14">Le hash binaire de 32 octets est finalement encodé en <text:span text:style-name="Source_20_Text">Base64 URL-safe</text:span>. Cet encodage le transforme en une chaîne de 44 caractères, qui est le format de clé textuel attendu par la spécification <text:span text:style-name="Source_20_Text">Fernet</text:span>.</text:p>
            </text:list-item>
          </text:list>
        </text:list-item>
        <text:list-item>
          <text:p text:style-name="P14"><text:span text:style-name="T1">Chiffrement et Déchiffrement (</text:span><text:span text:style-name="Source_20_Text"><text:span text:style-name="T1">chiffrer</text:span></text:span><text:span text:style-name="T1">, </text:span><text:span text:style-name="Source_20_Text"><text:span text:style-name="T1">dechiffrer</text:span></text:span><text:span text:style-name="T1">) :</text:span> L'application utilise l'algorithme <text:span text:style-name="Source_20_Text">Fernet</text:span> de la bibliothèque <text:span text:style-name="Source_20_Text">cryptography</text:span>. Il s'agit d'un schéma de chiffrement symétrique authentifié (AEAD - Authenticated Encryption with Associated Data), qui garantit à la fois la confidentialité et l'intégrité des données.</text:p>
          <text:list>
            <text:list-item>
              <text:p text:style-name="P14">Pour chiffrer, une instance de <text:span text:style-name="Source_20_Text">Fernet</text:span> est créée avec la clé générée. Le mot de passe en clair est encodé en bytes, chiffré via la méthode <text:span text:style-name="Source_20_Text">f.encrypt()</text:span>, puis le résultat est décodé en une chaîne de caractères pour le stockage.</text:p>
            </text:list-item>
            <text:list-item>
              <text:p text:style-name="P15">Pour déchiffrer, le même processus est suivi : la clé est régénérée à partir du mot de passe maître, une instance de <text:span text:style-name="Source_20_Text">Fernet</text:span> est créée, la méthode <text:span text:style-name="Source_20_Text">f.decrypt()</text:span> est appelée sur le texte chiffré (préalablement ré-encodé en bytes), et le résultat est décodé en chaîne de caractères.</text:p>
            </text:list-item>
          </text:list>
        </text:list-item>
      </text:list>
      <text:p text:style-name="Text_20_body">La sécurité de tous les mots de passe stockés pour un utilisateur est donc directement liée à la robustesse de son mot de passe maître, car c'est l'unique secret utilisé pour dériver la clé de chiffrement.</text:p>
      <text:p text:style-name="Text_20_body"/>
      <text:p text:style-name="Text_20_body"/>
      <text:p text:style-name="Text_20_body"/>
      <text:p text:style-name="Text_20_body"/>
      <text:p text:style-name="Text_20_body"/>
      <text:p text:style-name="Text_20_body"/>
      <text:h text:style-name="Heading_20_3" text:outline-level="3"><text:soft-page-break/>4.4 Module de Politique des Mots de Passe (<text:span text:style-name="Source_20_Text">pswd.py</text:span>)</text:h>
      <text:p text:style-name="Text_20_body">Ce module a pour responsabilité de faire respecter une politique de mots de passe stricts, que ce soit pour les mots de passe saisis manuellement par l'utilisateur ou pour ceux générés par l'application.</text:p>
      <text:h text:style-name="Heading_20_4" text:outline-level="4">Logique de Validation (<text:span text:style-name="Source_20_Text">verifier_mot_de_passe</text:span>)</text:h>
      <text:p text:style-name="Text_20_body">La fonction <text:span text:style-name="Source_20_Text">verifier_mot_de_passe()</text:span> évalue un mot de passe sur la base d'une série de critères cumulatifs :</text:p>
      <text:list text:style-name="L8">
        <text:list-item>
          <text:p text:style-name="P16"><text:span text:style-name="T1">Longueur minimale :</text:span> Le mot de passe doit contenir au moins 8 caractères.</text:p>
        </text:list-item>
        <text:list-item>
          <text:p text:style-name="P16"><text:span text:style-name="T1">Absence dans les listes communes :</text:span> Le mot de passe (insensible à la casse) est comparé à une liste de mots de passe notoirement faibles, chargée depuis le fichier <text:span text:style-name="Source_20_Text">communmdp.txt</text:span>.</text:p>
        </text:list-item>
        <text:list-item>
          <text:p text:style-name="P16"><text:span text:style-name="T1">Complexité des caractères :</text:span> La présence d'au moins un caractère de chaque catégorie suivante est requise : une lettre majuscule, un chiffre, et un caractère spécial (défini dans la constante <text:span text:style-name="Source_20_Text">CARACTERES_SPECIAUX</text:span>).</text:p>
        </text:list-item>
        <text:list-item>
          <text:p text:style-name="P17"><text:span text:style-name="T1">Calcul du score :</text:span> Un score de robustesse est calculé par la fonction <text:span text:style-name="Source_20_Text">calculer_score()</text:span> selon le barème suivant : 40 points pour la longueur (&gt;= 8), 30 points pour la présence d'une majuscule, 10 points pour un chiffre et 20 points pour un caractère spécial. Le mot de passe n'est validé que si le score total atteint ou dépasse le seuil de 70 points. Tout score inférieur entraîne un échec de la validation.</text:p>
        </text:list-item>
      </text:list>
      <text:h text:style-name="Heading_20_4" text:outline-level="4">Algorithme de Génération (<text:span text:style-name="Source_20_Text">generer_mot_de_passe</text:span>)</text:h>
      <text:p text:style-name="Text_20_body">La fonction <text:span text:style-name="Source_20_Text">generer_mot_de_passe()</text:span> produit des mots de passe aléatoires et conformes à la politique de sécurité :</text:p>
      <text:list text:style-name="L9">
        <text:list-item>
          <text:p text:style-name="P18">Elle commence par construire une liste contenant au moins un caractère de chaque type requis (majuscule, minuscule, chiffre, spécial) pour garantir la conformité de base.</text:p>
        </text:list-item>
        <text:list-item>
          <text:p text:style-name="P18">Elle complète ensuite cette liste avec des caractères aléatoires choisis parmi tous les types possibles jusqu'à atteindre la longueur souhaitée (12 par défaut).</text:p>
        </text:list-item>
        <text:list-item>
          <text:p text:style-name="P18">La liste de caractères est ensuite mélangée avec <text:span text:style-name="Source_20_Text">random.shuffle()</text:span> pour éliminer tout motif prévisible (par exemple, que les premiers caractères soient toujours une majuscule, une minuscule, etc.).</text:p>
        </text:list-item>
        <text:list-item>
          <text:p text:style-name="P19">Enfin, et c'est une étape cruciale, le mot de passe généré est validé par un appel à <text:span text:style-name="Source_20_Text">verifier_mot_de_passe()</text:span>. Ce processus est répété dans une boucle <text:span text:style-name="Source_20_Text">while True</text:span> jusqu'à ce qu'un mot de passe valide soit généré et retourné.</text:p>
        </text:list-item>
      </text:list>
      <text:p text:style-name="Text_20_body"/>
      <text:p text:style-name="Text_20_body"/>
      <text:p text:style-name="Text_20_body"/>
      <text:p text:style-name="Text_20_body"/>
      <text:p text:style-name="Text_20_body"/>
      <text:h text:style-name="Heading_20_2" text:outline-level="2"><text:soft-page-break/>5.0 Flux de Données et Processus Clés</text:h>
      <text:p text:style-name="Text_20_body">Cette section synthétise les analyses précédentes en retraçant le parcours des données et les interactions entre modules lors de trois opérations critiques de l'application.</text:p>
      <text:h text:style-name="Heading_20_3" text:outline-level="3">5.1 Séquence de Connexion d'un Utilisateur</text:h>
      <text:p text:style-name="Text_20_body">Le processus d'authentification d'un utilisateur suit une séquence d'étapes précises, impliquant l'interface utilisateur et le module de base de données.</text:p>
      <text:list text:style-name="L10">
        <text:list-item>
          <text:p text:style-name="P20">L'utilisateur sélectionne un <text:span text:style-name="Source_20_Text">username</text:span> dans la <text:span text:style-name="Source_20_Text">Listbox</text:span> de l'interface principale et saisit son <text:span text:style-name="Source_20_Text">master_pass</text:span> dans le champ de texte correspondant.</text:p>
        </text:list-item>
        <text:list-item>
          <text:p text:style-name="P20">L'action <text:span text:style-name="Source_20_Text">connexion()</text:span> est déclenchée par un clic sur le bouton "Se connecter".</text:p>
        </text:list-item>
        <text:list-item>
          <text:p text:style-name="P20">La fonction appelle <text:span text:style-name="Source_20_Text">database.get_utilisateur(username)</text:span> pour interroger la base de données et récupérer le <text:span text:style-name="Source_20_Text">master_hash</text:span> stocké pour cet utilisateur.</text:p>
        </text:list-item>
        <text:list-item>
          <text:p text:style-name="P20">Simultanément, elle appelle la fonction <text:span text:style-name="Source_20_Text">hash_mdp(master_pass)</text:span> pour calculer le hash SHA-256 du mot de passe qui vient d'être saisi.</text:p>
        </text:list-item>
        <text:list-item>
          <text:p text:style-name="P20">Une comparaison stricte est effectuée entre le hash calculé et le hash récupéré de la base de données.</text:p>
        </text:list-item>
        <text:list-item>
          <text:p text:style-name="P21">Si les deux hashes correspondent, l'authentification est réussie. La fonction <text:span text:style-name="Source_20_Text">ouvrir_gestionnnaire()</text:span> est appelée, en lui passant le <text:span text:style-name="Source_20_Text">user_id</text:span>, le <text:span text:style-name="Source_20_Text">username</text:span>, et surtout, le <text:span text:style-name="Source_20_Text">master_pass</text:span> en clair. Cette transmission est essentielle car le mot de passe maître est le secret racine pour dériver la clé de chiffrement pour toutes les opérations cryptographiques ultérieures. Par conséquent, le mot de passe maître réside dans la mémoire de l'application pendant toute la durée de la session de l'utilisateur et est détruit à la fermeture de la fenêtre du gestionnaire.</text:p>
        </text:list-item>
      </text:list>
      <text:h text:style-name="Heading_20_3" text:outline-level="3">5.2 Séquence d'Ajout d'un Nouveau Mot de Passe</text:h>
      <text:p text:style-name="Text_20_body">L'ajout d'une nouvelle entrée dans le gestionnaire est un processus qui fait intervenir les quatre modules de l'application.</text:p>
      <text:list text:style-name="L11">
        <text:list-item>
          <text:p text:style-name="P22">Dans la fenêtre du gestionnaire, l'utilisateur remplit les champs "Site", "Identifiant" et "Mot de passe".</text:p>
        </text:list-item>
        <text:list-item>
          <text:p text:style-name="P22">La fonction <text:span text:style-name="Source_20_Text">ajouter_entry()</text:span> est appelée lors du clic sur le bouton "Ajouter".</text:p>
        </text:list-item>
        <text:list-item>
          <text:p text:style-name="P22">Un appel est d'abord fait à <text:span text:style-name="Source_20_Text">pswd.verifier_mot_de_passe()</text:span> pour valider la robustesse du mot de passe fourni. Si la validation échoue, un message d'erreur est affiché à l'utilisateur et le processus s'arrête.</text:p>
        </text:list-item>
        <text:list-item>
          <text:p text:style-name="P22">Si le mot de passe est valide, la fonction <text:span text:style-name="Source_20_Text">crypto_utils.chiffrer(mdp, master_password)</text:span> est appelée. Elle utilise le mot de passe maître de la session en cours pour chiffrer le nouveau mot de passe.</text:p>
        </text:list-item>
        <text:list-item>
          <text:p text:style-name="P22">Le mot de passe chiffré, ainsi que le site, l'identifiant et l'<text:span text:style-name="Source_20_Text">user_id</text:span> de la session, sont passés à la fonction <text:span text:style-name="Source_20_Text">database.ajouter_mot_de_passe()</text:span>, qui exécute la requête <text:span text:style-name="Source_20_Text">INSERT</text:span> pour stocker la nouvelle entrée de manière persistante.</text:p>
        </text:list-item>
        <text:list-item>
          <text:p text:style-name="P23">Pour finir, l'interface est mise à jour par un appel à <text:span text:style-name="Source_20_Text">charger_liste()</text:span>, qui recharge les entrées depuis la base de données et affiche la nouvelle ligne dans la <text:span text:style-name="Source_20_Text">Listbox</text:span>.</text:p>
        </text:list-item>
      </text:list>
      <text:h text:style-name="Heading_20_2" text:outline-level="2"><text:soft-page-break/>6.0 Conclusion</text:h>
      <text:p text:style-name="Text_20_body">Ce manuel a détaillé l'architecture d'une application de gestion de mots de passe conçue autour d'une séparation claire des responsabilités. La structure modulaire, répartie entre l'interface utilisateur, la gestion de la base de données, les services cryptographiques et la politique de mots de passe, constitue un atout majeur pour la maintenabilité et l'évolutivité du système. Chaque module a une mission bien définie, ce qui simplifie les interventions et réduit les risques de régression.</text:p>
      <text:p text:style-name="Text_20_body">La sécurité globale du système repose sur deux piliers fondamentaux : la robustesse du mot de passe maître de l'utilisateur (validée par <text:span text:style-name="Source_20_Text">pswd.py</text:span>) et la solidité de l'algorithme de chiffrement (implémenté dans <text:span text:style-name="Source_20_Text">crypto_utils.py</text:span>). Le modèle de sécurité pivote entièrement autour du mot de passe maître, qui n'est jamais stocké. Ce choix de conception présente un compromis : il évite de devoir stocker et gérer une clé de chiffrement distincte, mais il exige que l'utilisateur fournisse son mot de passe maître à chaque session. Ce secret est ensuite conservé en mémoire le temps de la session pour permettre les opérations de déchiffrement, ce qui souligne l'importance critique de la sécurité de l'environnement d'exécution.</text:p>
      <text:p text:style-name="Text_20_body">L'analyse du code révèle une gestion des erreurs fonctionnelle mais qui pourrait être améliorée. Par exemple, dans la fonction <text:span text:style-name="Source_20_Text">charger_liste()</text:span>, une exception lors du déchiffrement est capturée de manière générique (<text:span text:style-name="Source_20_Text">except Exception</text:span>), et l'interface affiche simplement <text:span text:style-name="Source_20_Text">"[ERREUR]"</text:span>. Une piste d'amélioration potentielle serait la mise en place d'un système de journalisation (logging) plus détaillé. Enregistrer l'exception spécifique et le contexte (comme l'ID de l'entrée concernée) permettrait de faciliter grandement le diagnostic des problèmes, qu'ils soient dus à une corruption de données ou à un bug dans le processus de chiffrement/déchiffremen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7T09:57:17.069454600</meta:creation-date>
    <dc:date>2025-12-27T12:45:03.283283600</dc:date>
    <meta:editing-duration>PT21M8S</meta:editing-duration>
    <meta:editing-cycles>3</meta:editing-cycles>
    <meta:generator>LibreOffice/25.8.3.2$Windows_X86_64 LibreOffice_project/8ca8d55c161d602844f5428fa4b58097424e324e</meta:generator>
    <meta:document-statistic meta:table-count="1" meta:image-count="0" meta:object-count="0" meta:page-count="9" meta:paragraph-count="124" meta:word-count="3243" meta:character-count="21247" meta:non-whitespace-character-count="18176"/>
  </office:meta>
</office:document-meta>
</file>